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0.96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27.69mm"/>
    </style:style>
    <style:style style:name="co10" style:family="table-column">
      <style:table-column-properties fo:break-before="auto" style:column-width="18.86mm"/>
    </style:style>
    <style:style style:name="co11" style:family="table-column">
      <style:table-column-properties fo:break-before="auto" style:column-width="17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99pt groove #000000" fo:border-right="0.99pt groove #000000" fo:border-top="none"/>
    </style:style>
    <style:style style:name="ce2" style:family="table-cell" style:parent-style-name="Default" style:data-style-name="N2">
      <style:table-cell-properties fo:border-bottom="none" fo:border-left="0.99pt groove #000000" fo:border-right="0.99pt groove #000000" fo:border-top="none"/>
    </style:style>
    <style:style style:name="ce3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2"/>
    <style:style style:name="ce15" style:family="table-cell" style:parent-style-name="Default" style:data-style-name="N109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rimærspole" table:style-name="ta1" table:print="false">
        <table:shapes>
          <draw:frame draw:z-index="0" draw:style-name="gr1" draw:text-style-name="P1" svg:width="160.04mm" svg:height="90.06mm" svg:x="140.53mm" svg:y="127.26mm">
            <loext:p draw:notify-on-update-of-ranges="Primærspole.J5:Primærspole.J21 Primærspole.A4:Primærspole.A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14"/>
        <table:table-column table:style-name="co4" table:default-cell-style-name="ce14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arakterisering av primærspole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[nF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nF]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[nF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nF]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Målt</text:p>
          </table:table-cell>
          <table:table-cell office:value-type="string" calcext:value-type="string">
            <text:p>Beregnet</text:p>
          </table:table-cell>
          <table:table-cell office:value-type="string" calcext:value-type="string">
            <text:p>Målt</text:p>
          </table:table-cell>
          <table:table-cell office:value-type="string" calcext:value-type="string">
            <text:p>Beregnet</text:p>
          </table:table-cell>
          <table:table-cell table:style-name="Default" office:value-type="string" calcext:value-type="string">
            <text:p>Målt</text:p>
          </table:table-cell>
          <table:table-cell office:value-type="string" calcext:value-type="string">
            <text:p>Beregnet</text:p>
          </table:table-cell>
          <table:table-cell office:value-type="string" calcext:value-type="string">
            <text:p>Målt</text:p>
          </table:table-cell>
          <table:table-cell office:value-type="string" calcext:value-type="string">
            <text:p>Beregnet</text:p>
          </table:table-cell>
          <table:table-cell office:value-type="string" calcext:value-type="string">
            <text:p>Beregnet snitt</text:p>
          </table:table-cell>
          <table:table-cell table:formula="of:=AVERAGE([.K5:.K21])" office:value-type="float" office:value="2.70880721165426" calcext:value-type="float">
            <text:p>2,7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viklinger</text:p>
          </table:table-cell>
          <table:table-cell table:style-name="ce6" office:value-type="string" calcext:value-type="string">
            <text:p>f0 [kHz]</text:p>
          </table:table-cell>
          <table:table-cell table:style-name="ce11" office:value-type="string" calcext:value-type="string">
            <text:p>Induktans [µH]</text:p>
          </table:table-cell>
          <table:table-cell table:style-name="ce6" office:value-type="string" calcext:value-type="string">
            <text:p>f0 [kHz]</text:p>
          </table:table-cell>
          <table:table-cell table:style-name="ce11" office:value-type="string" calcext:value-type="string">
            <text:p>Induktans [µH]</text:p>
          </table:table-cell>
          <table:table-cell table:style-name="ce6" office:value-type="string" calcext:value-type="string">
            <text:p>f0 [kHz]</text:p>
          </table:table-cell>
          <table:table-cell table:style-name="ce11" office:value-type="string" calcext:value-type="string">
            <text:p>Induktans [µH]</text:p>
          </table:table-cell>
          <table:table-cell table:style-name="ce6" office:value-type="string" calcext:value-type="string">
            <text:p>f0 [kHz]</text:p>
          </table:table-cell>
          <table:table-cell table:number-columns-repeated="2" table:style-name="ce11" office:value-type="string" calcext:value-type="string">
            <text:p>Induktans [µH]</text:p>
          </table:table-cell>
          <table:table-cell table:style-name="Default" office:value-type="string" calcext:value-type="string">
            <text:p>[µH/vikling]</text:p>
          </table:table-cell>
          <table:table-cell table:style-name="Default" office:value-type="string" calcext:value-type="string">
            <text:p>Estimert Induktans [µH]</text:p>
          </table:table-cell>
          <table:table-cell office:value-type="string" calcext:value-type="string">
            <text:p>Estimeringsfeil[%]</text:p>
          </table:table-cell>
          <table:table-cell table:number-columns-repeated="6"/>
        </table:table-row>
        <table:table-row table:style-name="ro1">
          <table:table-cell table:style-name="ce2" office:value-type="float" office:value="2.5" calcext:value-type="float">
            <text:p>2,50</text:p>
          </table:table-cell>
          <table:table-cell table:style-name="ce6"/>
          <table:table-cell table:style-name="ce12" table:formula="of:=1/((([.B5]*2*PI())^2)*[.$B$2]*10^(-9))" office:value-type="string" office:string-value="" calcext:value-type="error">
            <text:p>#DIV/0!</text:p>
          </table:table-cell>
          <table:table-cell table:style-name="ce6" office:value-type="float" office:value="415" calcext:value-type="float">
            <text:p>415</text:p>
          </table:table-cell>
          <table:table-cell table:style-name="ce12" table:formula="of:=1/((([.D5]*2*PI())^2)*[.$D$2]*10^(-9))" office:value-type="float" office:value="6.68530751542893" calcext:value-type="float">
            <text:p>6,69</text:p>
          </table:table-cell>
          <table:table-cell table:style-name="ce6"/>
          <table:table-cell table:style-name="ce12" table:formula="of:=1/((([.F5]*2*PI())^2)*[.$F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H5]*2*PI())^2)*[.$H$2]*10^(-9))" office:value-type="string" office:string-value="" calcext:value-type="error">
            <text:p>#DIV/0!</text:p>
          </table:table-cell>
          <table:table-cell table:style-name="ce14" table:formula="of:=AVERAGEIF([.C5]~[.E5]~[.G5]~[.I5];&quot;&lt;100&quot;)" office:value-type="float" office:value="6.68530751542893" calcext:value-type="float">
            <text:p>6,69</text:p>
          </table:table-cell>
          <table:table-cell table:formula="of:=[.J5]/[.A5]" office:value-type="float" office:value="2.67412300617157" calcext:value-type="float">
            <text:p>2,67</text:p>
          </table:table-cell>
          <table:table-cell table:formula="of:=[.$K$3]*[.A5]" office:value-type="float" office:value="6.77201802913564" calcext:value-type="float">
            <text:p>6,77</text:p>
          </table:table-cell>
          <table:table-cell table:style-name="ce15" table:formula="of:=(1-([.J5]/[.L5]))*100" office:value-type="float" office:value="1.28042355075922" calcext:value-type="float">
            <text:p>1,3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,00</text:p>
          </table:table-cell>
          <table:table-cell table:style-name="ce6"/>
          <table:table-cell table:style-name="ce12" table:formula="of:=1/((([.B6]*2*PI())^2)*[.$B$2]*10^(-9))" office:value-type="string" office:string-value="" calcext:value-type="error">
            <text:p>#DIV/0!</text:p>
          </table:table-cell>
          <table:table-cell table:style-name="ce6" office:value-type="float" office:value="391" calcext:value-type="float">
            <text:p>391</text:p>
          </table:table-cell>
          <table:table-cell table:style-name="ce12" table:formula="of:=1/((([.D6]*2*PI())^2)*[.$D$2]*10^(-9))" office:value-type="float" office:value="7.53119803536572" calcext:value-type="float">
            <text:p>7,53</text:p>
          </table:table-cell>
          <table:table-cell table:style-name="ce6"/>
          <table:table-cell table:style-name="ce12" table:formula="of:=1/((([.F6]*2*PI())^2)*[.$F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H6]*2*PI())^2)*[.$H$2]*10^(-9))" office:value-type="string" office:string-value="" calcext:value-type="error">
            <text:p>#DIV/0!</text:p>
          </table:table-cell>
          <table:table-cell table:style-name="ce14" table:formula="of:=AVERAGEIF([.C6]~[.E6]~[.G6]~[.I6];&quot;&lt;100&quot;)" office:value-type="float" office:value="7.53119803536572" calcext:value-type="float">
            <text:p>7,53</text:p>
          </table:table-cell>
          <table:table-cell table:formula="of:=[.J6]/[.A6]" office:value-type="float" office:value="2.51039934512191" calcext:value-type="float">
            <text:p>2,51</text:p>
          </table:table-cell>
          <table:table-cell table:formula="of:=[.$K$3]*[.A6]" office:value-type="float" office:value="8.12642163496277" calcext:value-type="float">
            <text:p>8,13</text:p>
          </table:table-cell>
          <table:table-cell table:style-name="ce15" table:formula="of:=(1-([.J6]/[.L6]))*100" office:value-type="float" office:value="7.32454733872264" calcext:value-type="float">
            <text:p>7,3</text:p>
          </table:table-cell>
          <table:table-cell table:number-columns-repeated="6"/>
        </table:table-row>
        <table:table-row table:style-name="ro1">
          <table:table-cell table:style-name="ce2" office:value-type="float" office:value="3.5" calcext:value-type="float">
            <text:p>3,50</text:p>
          </table:table-cell>
          <table:table-cell table:style-name="ce6"/>
          <table:table-cell table:style-name="ce12" table:formula="of:=1/((([.B7]*2*PI())^2)*[.$B$2]*10^(-9))" office:value-type="string" office:string-value="" calcext:value-type="error">
            <text:p>#DIV/0!</text:p>
          </table:table-cell>
          <table:table-cell table:style-name="ce6" office:value-type="float" office:value="361" calcext:value-type="float">
            <text:p>361</text:p>
          </table:table-cell>
          <table:table-cell table:style-name="ce12" table:formula="of:=1/((([.D7]*2*PI())^2)*[.$D$2]*10^(-9))" office:value-type="float" office:value="8.83493133757988" calcext:value-type="float">
            <text:p>8,83</text:p>
          </table:table-cell>
          <table:table-cell table:style-name="ce6" office:value-type="float" office:value="313" calcext:value-type="float">
            <text:p>313</text:p>
          </table:table-cell>
          <table:table-cell table:style-name="ce12" table:formula="of:=1/((([.F7]*2*PI())^2)*[.$F$2]*10^(-9))" office:value-type="float" office:value="8.61847316007596" calcext:value-type="float">
            <text:p>8,62</text:p>
          </table:table-cell>
          <table:table-cell table:style-name="ce6" office:value-type="float" office:value="267" calcext:value-type="float">
            <text:p>267</text:p>
          </table:table-cell>
          <table:table-cell table:style-name="ce12" table:formula="of:=1/((([.H7]*2*PI())^2)*[.$H$2]*10^(-9))" office:value-type="float" office:value="8.0754189765935" calcext:value-type="float">
            <text:p>8,08</text:p>
          </table:table-cell>
          <table:table-cell table:style-name="ce14" table:formula="of:=AVERAGEIF([.C7]~[.E7]~[.G7]~[.I7];&quot;&lt;100&quot;)" office:value-type="float" office:value="8.50960782474978" calcext:value-type="float">
            <text:p>8,51</text:p>
          </table:table-cell>
          <table:table-cell table:formula="of:=[.J7]/[.A7]" office:value-type="float" office:value="2.43131652135708" calcext:value-type="float">
            <text:p>2,43</text:p>
          </table:table-cell>
          <table:table-cell table:formula="of:=[.$K$3]*[.A7]" office:value-type="float" office:value="9.4808252407899" calcext:value-type="float">
            <text:p>9,48</text:p>
          </table:table-cell>
          <table:table-cell table:style-name="ce15" table:formula="of:=(1-([.J7]/[.L7]))*100" office:value-type="float" office:value="10.2440177028219" calcext:value-type="float">
            <text:p>10,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,00</text:p>
          </table:table-cell>
          <table:table-cell table:style-name="ce6"/>
          <table:table-cell table:style-name="ce12" table:formula="of:=1/((([.B8]*2*PI())^2)*[.$B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D8]*2*PI())^2)*[.$D$2]*10^(-9))" office:value-type="string" office:string-value="" calcext:value-type="error">
            <text:p>#DIV/0!</text:p>
          </table:table-cell>
          <table:table-cell table:style-name="ce6" office:value-type="float" office:value="295" calcext:value-type="float">
            <text:p>295</text:p>
          </table:table-cell>
          <table:table-cell table:style-name="ce12" table:formula="of:=1/((([.F8]*2*PI())^2)*[.$F$2]*10^(-9))" office:value-type="float" office:value="9.70230619959186" calcext:value-type="float">
            <text:p>9,70</text:p>
          </table:table-cell>
          <table:table-cell table:style-name="ce6" office:value-type="float" office:value="250" calcext:value-type="float">
            <text:p>250</text:p>
          </table:table-cell>
          <table:table-cell table:style-name="ce12" table:formula="of:=1/((([.H8]*2*PI())^2)*[.$H$2]*10^(-9))" office:value-type="float" office:value="9.21101669475798" calcext:value-type="float">
            <text:p>9,21</text:p>
          </table:table-cell>
          <table:table-cell table:style-name="ce14" table:formula="of:=AVERAGEIF([.C8]~[.E8]~[.G8]~[.I8];&quot;&lt;100&quot;)" office:value-type="float" office:value="9.45666144717492" calcext:value-type="float">
            <text:p>9,46</text:p>
          </table:table-cell>
          <table:table-cell table:formula="of:=[.J8]/[.A8]" office:value-type="float" office:value="2.36416536179373" calcext:value-type="float">
            <text:p>2,36</text:p>
          </table:table-cell>
          <table:table-cell table:formula="of:=[.$K$3]*[.A8]" office:value-type="float" office:value="10.835228846617" calcext:value-type="float">
            <text:p>10,84</text:p>
          </table:table-cell>
          <table:table-cell table:style-name="ce15" table:formula="of:=(1-([.J8]/[.L8]))*100" office:value-type="float" office:value="12.7230113821964" calcext:value-type="float">
            <text:p>12,7</text:p>
          </table:table-cell>
          <table:table-cell table:number-columns-repeated="6"/>
        </table:table-row>
        <table:table-row table:style-name="ro1">
          <table:table-cell table:style-name="ce2" office:value-type="float" office:value="4.5" calcext:value-type="float">
            <text:p>4,50</text:p>
          </table:table-cell>
          <table:table-cell table:style-name="ce6" office:value-type="float" office:value="451" calcext:value-type="float">
            <text:p>451</text:p>
          </table:table-cell>
          <table:table-cell table:style-name="ce12" table:formula="of:=1/((([.B9]*2*PI())^2)*[.$B$2]*10^(-9))" office:value-type="float" office:value="11.3212529618315" calcext:value-type="float">
            <text:p>11,32</text:p>
          </table:table-cell>
          <table:table-cell table:style-name="ce6" office:value-type="float" office:value="320" calcext:value-type="float">
            <text:p>320</text:p>
          </table:table-cell>
          <table:table-cell table:style-name="ce12" table:formula="of:=1/((([.D9]*2*PI())^2)*[.$D$2]*10^(-9))" office:value-type="float" office:value="11.2439168637182" calcext:value-type="float">
            <text:p>11,24</text:p>
          </table:table-cell>
          <table:table-cell table:style-name="ce6" office:value-type="float" office:value="274" calcext:value-type="float">
            <text:p>274</text:p>
          </table:table-cell>
          <table:table-cell table:style-name="ce12" table:formula="of:=1/((([.F9]*2*PI())^2)*[.$F$2]*10^(-9))" office:value-type="float" office:value="11.2465128272615" calcext:value-type="float">
            <text:p>11,25</text:p>
          </table:table-cell>
          <table:table-cell table:style-name="ce6" office:value-type="float" office:value="230" calcext:value-type="float">
            <text:p>230</text:p>
          </table:table-cell>
          <table:table-cell table:style-name="ce12" table:formula="of:=1/((([.H9]*2*PI())^2)*[.$H$2]*10^(-9))" office:value-type="float" office:value="10.8825811611035" calcext:value-type="float">
            <text:p>10,88</text:p>
          </table:table-cell>
          <table:table-cell table:style-name="ce14" table:formula="of:=AVERAGEIF([.C9]~[.E9]~[.G9]~[.I9];&quot;&lt;100&quot;)" office:value-type="float" office:value="11.1735659534787" calcext:value-type="float">
            <text:p>11,17</text:p>
          </table:table-cell>
          <table:table-cell table:formula="of:=[.J9]/[.A9]" office:value-type="float" office:value="2.48301465632859" calcext:value-type="float">
            <text:p>2,48</text:p>
          </table:table-cell>
          <table:table-cell table:formula="of:=[.$K$3]*[.A9]" office:value-type="float" office:value="12.1896324524442" calcext:value-type="float">
            <text:p>12,19</text:p>
          </table:table-cell>
          <table:table-cell table:style-name="ce15" table:formula="of:=(1-([.J9]/[.L9]))*100" office:value-type="float" office:value="8.33549742315446" calcext:value-type="float">
            <text:p>8,3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</table:table-row>
        <table:table-row table:style-name="ro1">
          <table:table-cell table:style-name="ce2" office:value-type="float" office:value="5" calcext:value-type="float">
            <text:p>5,00</text:p>
          </table:table-cell>
          <table:table-cell table:style-name="ce6" office:value-type="float" office:value="422" calcext:value-type="float">
            <text:p>422</text:p>
          </table:table-cell>
          <table:table-cell table:style-name="ce12" table:formula="of:=1/((([.B10]*2*PI())^2)*[.$B$2]*10^(-9))" office:value-type="float" office:value="12.9307190634167" calcext:value-type="float">
            <text:p>12,93</text:p>
          </table:table-cell>
          <table:table-cell table:style-name="ce6" office:value-type="float" office:value="300" calcext:value-type="float">
            <text:p>300</text:p>
          </table:table-cell>
          <table:table-cell table:style-name="ce12" table:formula="of:=1/((([.D10]*2*PI())^2)*[.$D$2]*10^(-9))" office:value-type="float" office:value="12.7930787427194" calcext:value-type="float">
            <text:p>12,79</text:p>
          </table:table-cell>
          <table:table-cell table:style-name="ce6" office:value-type="float" office:value="259" calcext:value-type="float">
            <text:p>259</text:p>
          </table:table-cell>
          <table:table-cell table:style-name="ce12" table:formula="of:=1/((([.F10]*2*PI())^2)*[.$F$2]*10^(-9))" office:value-type="float" office:value="12.5869202459636" calcext:value-type="float">
            <text:p>12,59</text:p>
          </table:table-cell>
          <table:table-cell table:style-name="ce6" office:value-type="float" office:value="216" calcext:value-type="float">
            <text:p>216</text:p>
          </table:table-cell>
          <table:table-cell table:style-name="ce12" table:formula="of:=1/((([.H10]*2*PI())^2)*[.$H$2]*10^(-9))" office:value-type="float" office:value="12.3390034169747" calcext:value-type="float">
            <text:p>12,34</text:p>
          </table:table-cell>
          <table:table-cell table:style-name="ce14" table:formula="of:=AVERAGEIF([.C10]~[.E10]~[.G10]~[.I10];&quot;&lt;100&quot;)" office:value-type="float" office:value="12.6624303672686" calcext:value-type="float">
            <text:p>12,66</text:p>
          </table:table-cell>
          <table:table-cell table:formula="of:=[.J10]/[.A10]" office:value-type="float" office:value="2.53248607345372" calcext:value-type="float">
            <text:p>2,53</text:p>
          </table:table-cell>
          <table:table-cell table:formula="of:=[.$K$3]*[.A10]" office:value-type="float" office:value="13.5440360582713" calcext:value-type="float">
            <text:p>13,54</text:p>
          </table:table-cell>
          <table:table-cell table:style-name="ce15" table:formula="of:=(1-([.J10]/[.L10]))*100" office:value-type="float" office:value="6.50918003473783" calcext:value-type="float">
            <text:p>6,5</text:p>
          </table:table-cell>
          <table:table-cell table:number-columns-repeated="6"/>
        </table:table-row>
        <table:table-row table:style-name="ro1">
          <table:table-cell table:style-name="ce1" office:value-type="float" office:value="5.25" calcext:value-type="float">
            <text:p>5,25</text:p>
          </table:table-cell>
          <table:table-cell table:style-name="ce6" office:value-type="float" office:value="408" calcext:value-type="float">
            <text:p>408</text:p>
          </table:table-cell>
          <table:table-cell table:style-name="ce12" table:formula="of:=1/((([.B11]*2*PI())^2)*[.$B$2]*10^(-9))" office:value-type="float" office:value="13.8333463913488" calcext:value-type="float">
            <text:p>13,83</text:p>
          </table:table-cell>
          <table:table-cell table:style-name="ce6"/>
          <table:table-cell table:style-name="ce12" table:formula="of:=1/((([.D11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11]*2*PI())^2)*[.$F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H11]*2*PI())^2)*[.$H$2]*10^(-9))" office:value-type="string" office:string-value="" calcext:value-type="error">
            <text:p>#DIV/0!</text:p>
          </table:table-cell>
          <table:table-cell table:style-name="ce14" table:formula="of:=AVERAGEIF([.C11]~[.E11]~[.G11]~[.I11];&quot;&lt;100&quot;)" office:value-type="float" office:value="13.8333463913488" calcext:value-type="float">
            <text:p>13,83</text:p>
          </table:table-cell>
          <table:table-cell table:formula="of:=[.J11]/[.A11]" office:value-type="float" office:value="2.63492312216169" calcext:value-type="float">
            <text:p>2,63</text:p>
          </table:table-cell>
          <table:table-cell table:formula="of:=[.$K$3]*[.A11]" office:value-type="float" office:value="14.2212378611849" calcext:value-type="float">
            <text:p>14,22</text:p>
          </table:table-cell>
          <table:table-cell table:style-name="ce15" table:formula="of:=(1-([.J11]/[.L11]))*100" office:value-type="float" office:value="2.72755067893705" calcext:value-type="float">
            <text:p>2,7</text:p>
          </table:table-cell>
          <table:table-cell table:number-columns-repeated="6"/>
        </table:table-row>
        <table:table-row table:style-name="ro1">
          <table:table-cell table:style-name="ce1" office:value-type="float" office:value="5.33" calcext:value-type="float">
            <text:p>5,33</text:p>
          </table:table-cell>
          <table:table-cell table:style-name="ce6" office:value-type="float" office:value="403" calcext:value-type="float">
            <text:p>403</text:p>
          </table:table-cell>
          <table:table-cell table:style-name="ce12" table:formula="of:=1/((([.B12]*2*PI())^2)*[.$B$2]*10^(-9))" office:value-type="float" office:value="14.178735006616" calcext:value-type="float">
            <text:p>14,18</text:p>
          </table:table-cell>
          <table:table-cell table:style-name="ce6"/>
          <table:table-cell table:style-name="ce12" table:formula="of:=1/((([.D12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12]*2*PI())^2)*[.$F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H12]*2*PI())^2)*[.$H$2]*10^(-9))" office:value-type="string" office:string-value="" calcext:value-type="error">
            <text:p>#DIV/0!</text:p>
          </table:table-cell>
          <table:table-cell table:style-name="ce14" table:formula="of:=AVERAGEIF([.C12]~[.E12]~[.G12]~[.I12];&quot;&lt;100&quot;)" office:value-type="float" office:value="14.178735006616" calcext:value-type="float">
            <text:p>14,18</text:p>
          </table:table-cell>
          <table:table-cell table:formula="of:=[.J12]/[.A12]" office:value-type="float" office:value="2.66017542338011" calcext:value-type="float">
            <text:p>2,66</text:p>
          </table:table-cell>
          <table:table-cell table:formula="of:=[.$K$3]*[.A12]" office:value-type="float" office:value="14.4379424381172" calcext:value-type="float">
            <text:p>14,44</text:p>
          </table:table-cell>
          <table:table-cell table:style-name="ce15" table:formula="of:=(1-([.J12]/[.L12]))*100" office:value-type="float" office:value="1.79532113119444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1" office:value-type="float" office:value="5.4" calcext:value-type="float">
            <text:p>5,4</text:p>
          </table:table-cell>
          <table:table-cell table:style-name="ce6" office:value-type="float" office:value="396" calcext:value-type="float">
            <text:p>396</text:p>
          </table:table-cell>
          <table:table-cell table:style-name="ce12" table:formula="of:=1/((([.B13]*2*PI())^2)*[.$B$2]*10^(-9))" office:value-type="float" office:value="14.6844338185485" calcext:value-type="float">
            <text:p>14,68</text:p>
          </table:table-cell>
          <table:table-cell table:style-name="ce6"/>
          <table:table-cell table:style-name="ce12" table:formula="of:=1/((([.D13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13]*2*PI())^2)*[.$F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H13]*2*PI())^2)*[.$H$2]*10^(-9))" office:value-type="string" office:string-value="" calcext:value-type="error">
            <text:p>#DIV/0!</text:p>
          </table:table-cell>
          <table:table-cell table:style-name="ce14" table:formula="of:=AVERAGEIF([.C13]~[.E13]~[.G13]~[.I13];&quot;&lt;100&quot;)" office:value-type="float" office:value="14.6844338185485" calcext:value-type="float">
            <text:p>14,68</text:p>
          </table:table-cell>
          <table:table-cell table:formula="of:=[.J13]/[.A13]" office:value-type="float" office:value="2.71933959602749" calcext:value-type="float">
            <text:p>2,72</text:p>
          </table:table-cell>
          <table:table-cell table:formula="of:=[.$K$3]*[.A13]" office:value-type="float" office:value="14.627558942933" calcext:value-type="float">
            <text:p>14,63</text:p>
          </table:table-cell>
          <table:table-cell table:style-name="ce15" table:formula="of:=(1-([.J13]/[.L13]))*100" office:value-type="float" office:value="-0.388820006382162" calcext:value-type="float">
            <text:p>-0,4</text:p>
          </table:table-cell>
          <table:table-cell table:number-columns-repeated="6"/>
        </table:table-row>
        <table:table-row table:style-name="ro1">
          <table:table-cell table:style-name="ce2" office:value-type="float" office:value="5.5" calcext:value-type="float">
            <text:p>5,50</text:p>
          </table:table-cell>
          <table:table-cell table:style-name="ce6" office:value-type="float" office:value="391" calcext:value-type="float">
            <text:p>391</text:p>
          </table:table-cell>
          <table:table-cell table:style-name="ce12" table:formula="of:=1/((([.B14]*2*PI())^2)*[.$B$2]*10^(-9))" office:value-type="float" office:value="15.0623960707315" calcext:value-type="float">
            <text:p>15,06</text:p>
          </table:table-cell>
          <table:table-cell table:style-name="ce6"/>
          <table:table-cell table:style-name="ce12" table:formula="of:=1/((([.D14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14]*2*PI())^2)*[.$F$2]*10^(-9))" office:value-type="string" office:string-value="" calcext:value-type="error">
            <text:p>#DIV/0!</text:p>
          </table:table-cell>
          <table:table-cell table:style-name="ce6" office:value-type="float" office:value="200" calcext:value-type="float">
            <text:p>200</text:p>
          </table:table-cell>
          <table:table-cell table:style-name="ce12" table:formula="of:=1/((([.H14]*2*PI())^2)*[.$H$2]*10^(-9))" office:value-type="float" office:value="14.3922135855593" calcext:value-type="float">
            <text:p>14,39</text:p>
          </table:table-cell>
          <table:table-cell table:style-name="ce14" table:formula="of:=AVERAGEIF([.C14]~[.E14]~[.G14]~[.I14];&quot;&lt;100&quot;)" office:value-type="float" office:value="14.7273048281454" calcext:value-type="float">
            <text:p>14,73</text:p>
          </table:table-cell>
          <table:table-cell table:formula="of:=[.J14]/[.A14]" office:value-type="float" office:value="2.67769178693553" calcext:value-type="float">
            <text:p>2,68</text:p>
          </table:table-cell>
          <table:table-cell table:formula="of:=[.$K$3]*[.A14]" office:value-type="float" office:value="14.8984396640984" calcext:value-type="float">
            <text:p>14,90</text:p>
          </table:table-cell>
          <table:table-cell table:style-name="ce15" table:formula="of:=(1-([.J14]/[.L14]))*100" office:value-type="float" office:value="1.14867623597799" calcext:value-type="float">
            <text:p>1,1</text:p>
          </table:table-cell>
          <table:table-cell table:number-columns-repeated="6"/>
        </table:table-row>
        <table:table-row table:style-name="ro1">
          <table:table-cell table:style-name="ce1" office:value-type="float" office:value="5.56" calcext:value-type="float">
            <text:p>5,56</text:p>
          </table:table-cell>
          <table:table-cell table:style-name="ce6" office:value-type="float" office:value="387" calcext:value-type="float">
            <text:p>387</text:p>
          </table:table-cell>
          <table:table-cell table:style-name="ce12" table:formula="of:=1/((([.B15]*2*PI())^2)*[.$B$2]*10^(-9))" office:value-type="float" office:value="15.3753725650134" calcext:value-type="float">
            <text:p>15,38</text:p>
          </table:table-cell>
          <table:table-cell table:style-name="ce6"/>
          <table:table-cell table:style-name="ce12" table:formula="of:=1/((([.D15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15]*2*PI())^2)*[.$F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H15]*2*PI())^2)*[.$H$2]*10^(-9))" office:value-type="string" office:string-value="" calcext:value-type="error">
            <text:p>#DIV/0!</text:p>
          </table:table-cell>
          <table:table-cell table:style-name="ce14" table:formula="of:=AVERAGEIF([.C15]~[.E15]~[.G15]~[.I15];&quot;&lt;100&quot;)" office:value-type="float" office:value="15.3753725650134" calcext:value-type="float">
            <text:p>15,38</text:p>
          </table:table-cell>
          <table:table-cell table:formula="of:=[.J15]/[.A15]" office:value-type="float" office:value="2.76535477788011" calcext:value-type="float">
            <text:p>2,77</text:p>
          </table:table-cell>
          <table:table-cell table:formula="of:=[.$K$3]*[.A15]" office:value-type="float" office:value="15.0609680967977" calcext:value-type="float">
            <text:p>15,06</text:p>
          </table:table-cell>
          <table:table-cell table:style-name="ce15" table:formula="of:=(1-([.J15]/[.L15]))*100" office:value-type="float" office:value="-2.08754487888863" calcext:value-type="float">
            <text:p>-2,1</text:p>
          </table:table-cell>
          <table:table-cell table:number-columns-repeated="6"/>
        </table:table-row>
        <table:table-row table:style-name="ro1">
          <table:table-cell table:style-name="ce1" office:value-type="float" office:value="5.67" calcext:value-type="float">
            <text:p>5,67</text:p>
          </table:table-cell>
          <table:table-cell table:style-name="ce6" office:value-type="float" office:value="385" calcext:value-type="float">
            <text:p>385</text:p>
          </table:table-cell>
          <table:table-cell table:style-name="ce12" table:formula="of:=1/((([.B16]*2*PI())^2)*[.$B$2]*10^(-9))" office:value-type="float" office:value="15.5355316153786" calcext:value-type="float">
            <text:p>15,54</text:p>
          </table:table-cell>
          <table:table-cell table:style-name="ce6"/>
          <table:table-cell table:style-name="ce12" table:formula="of:=1/((([.D16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16]*2*PI())^2)*[.$F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H16]*2*PI())^2)*[.$H$2]*10^(-9))" office:value-type="string" office:string-value="" calcext:value-type="error">
            <text:p>#DIV/0!</text:p>
          </table:table-cell>
          <table:table-cell table:style-name="ce14" table:formula="of:=AVERAGEIF([.C16]~[.E16]~[.G16]~[.I16];&quot;&lt;100&quot;)" office:value-type="float" office:value="15.5355316153786" calcext:value-type="float">
            <text:p>15,54</text:p>
          </table:table-cell>
          <table:table-cell table:formula="of:=[.J16]/[.A16]" office:value-type="float" office:value="2.73995266585161" calcext:value-type="float">
            <text:p>2,74</text:p>
          </table:table-cell>
          <table:table-cell table:formula="of:=[.$K$3]*[.A16]" office:value-type="float" office:value="15.3589368900796" calcext:value-type="float">
            <text:p>15,36</text:p>
          </table:table-cell>
          <table:table-cell table:style-name="ce15" table:formula="of:=(1-([.J16]/[.L16]))*100" office:value-type="float" office:value="-1.14978482275707" calcext:value-type="float">
            <text:p>-1,1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,00</text:p>
          </table:table-cell>
          <table:table-cell table:style-name="ce6" office:value-type="float" office:value="370" calcext:value-type="float">
            <text:p>370</text:p>
          </table:table-cell>
          <table:table-cell table:style-name="ce12" table:formula="of:=1/((([.B17]*2*PI())^2)*[.$B$2]*10^(-9))" office:value-type="float" office:value="16.8207025105149" calcext:value-type="float">
            <text:p>16,82</text:p>
          </table:table-cell>
          <table:table-cell table:style-name="ce6" office:value-type="float" office:value="265" calcext:value-type="float">
            <text:p>265</text:p>
          </table:table-cell>
          <table:table-cell table:style-name="ce12" table:formula="of:=1/((([.D17]*2*PI())^2)*[.$D$2]*10^(-9))" office:value-type="float" office:value="16.3955441344927" calcext:value-type="float">
            <text:p>16,40</text:p>
          </table:table-cell>
          <table:table-cell table:style-name="ce6"/>
          <table:table-cell table:style-name="ce12" table:formula="of:=1/((([.F17]*2*PI())^2)*[.$F$2]*10^(-9))" office:value-type="string" office:string-value="" calcext:value-type="error">
            <text:p>#DIV/0!</text:p>
          </table:table-cell>
          <table:table-cell table:style-name="ce6" office:value-type="float" office:value="190" calcext:value-type="float">
            <text:p>190</text:p>
          </table:table-cell>
          <table:table-cell table:style-name="ce12" table:formula="of:=1/((([.H17]*2*PI())^2)*[.$H$2]*10^(-9))" office:value-type="float" office:value="15.9470510643317" calcext:value-type="float">
            <text:p>15,95</text:p>
          </table:table-cell>
          <table:table-cell table:style-name="ce14" table:formula="of:=AVERAGEIF([.C17]~[.E17]~[.G17]~[.I17];&quot;&lt;100&quot;)" office:value-type="float" office:value="16.3877659031131" calcext:value-type="float">
            <text:p>16,39</text:p>
          </table:table-cell>
          <table:table-cell table:formula="of:=[.J17]/[.A17]" office:value-type="float" office:value="2.73129431718552" calcext:value-type="float">
            <text:p>2,73</text:p>
          </table:table-cell>
          <table:table-cell table:formula="of:=[.$K$3]*[.A17]" office:value-type="float" office:value="16.2528432699255" calcext:value-type="float">
            <text:p>16,25</text:p>
          </table:table-cell>
          <table:table-cell table:style-name="ce15" table:formula="of:=(1-([.J17]/[.L17]))*100" office:value-type="float" office:value="-0.830147875954834" calcext:value-type="float">
            <text:p>-0,8</text:p>
          </table:table-cell>
          <table:table-cell table:number-columns-repeated="6"/>
        </table:table-row>
        <table:table-row table:style-name="ro1">
          <table:table-cell table:style-name="ce2" office:value-type="float" office:value="6.5" calcext:value-type="float">
            <text:p>6,50</text:p>
          </table:table-cell>
          <table:table-cell table:style-name="ce6"/>
          <table:table-cell table:style-name="ce12" table:formula="of:=1/((([.B18]*2*PI())^2)*[.$B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D18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18]*2*PI())^2)*[.$F$2]*10^(-9))" office:value-type="string" office:string-value="" calcext:value-type="error">
            <text:p>#DIV/0!</text:p>
          </table:table-cell>
          <table:table-cell table:style-name="ce6" office:value-type="float" office:value="176" calcext:value-type="float">
            <text:p>176</text:p>
          </table:table-cell>
          <table:table-cell table:style-name="ce12" table:formula="of:=1/((([.H18]*2*PI())^2)*[.$H$2]*10^(-9))" office:value-type="float" office:value="18.5849865516004" calcext:value-type="float">
            <text:p>18,58</text:p>
          </table:table-cell>
          <table:table-cell table:style-name="ce14" table:formula="of:=AVERAGEIF([.C18]~[.E18]~[.G18]~[.I18];&quot;&lt;100&quot;)" office:value-type="float" office:value="18.5849865516004" calcext:value-type="float">
            <text:p>18,58</text:p>
          </table:table-cell>
          <table:table-cell table:formula="of:=[.J18]/[.A18]" office:value-type="float" office:value="2.85922870024621" calcext:value-type="float">
            <text:p>2,86</text:p>
          </table:table-cell>
          <table:table-cell table:formula="of:=[.$K$3]*[.A18]" office:value-type="float" office:value="17.6072468757527" calcext:value-type="float">
            <text:p>17,61</text:p>
          </table:table-cell>
          <table:table-cell table:style-name="ce15" table:formula="of:=(1-([.J18]/[.L18]))*100" office:value-type="float" office:value="-5.55305257401819" calcext:value-type="float">
            <text:p>-5,6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</table:table-row>
        <table:table-row table:style-name="ro1">
          <table:table-cell table:style-name="ce2" office:value-type="float" office:value="7" calcext:value-type="float">
            <text:p>7,00</text:p>
          </table:table-cell>
          <table:table-cell table:style-name="ce6"/>
          <table:table-cell table:style-name="ce12" table:formula="of:=1/((([.B19]*2*PI())^2)*[.$B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D19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19]*2*PI())^2)*[.$F$2]*10^(-9))" office:value-type="string" office:string-value="" calcext:value-type="error">
            <text:p>#DIV/0!</text:p>
          </table:table-cell>
          <table:table-cell table:style-name="ce6" office:value-type="float" office:value="168" calcext:value-type="float">
            <text:p>168</text:p>
          </table:table-cell>
          <table:table-cell table:style-name="ce12" table:formula="of:=1/((([.H19]*2*PI())^2)*[.$H$2]*10^(-9))" office:value-type="float" office:value="20.3971280974481" calcext:value-type="float">
            <text:p>20,40</text:p>
          </table:table-cell>
          <table:table-cell table:style-name="ce14" table:formula="of:=AVERAGEIF([.C19]~[.E19]~[.G19]~[.I19];&quot;&lt;100&quot;)" office:value-type="float" office:value="20.3971280974481" calcext:value-type="float">
            <text:p>20,40</text:p>
          </table:table-cell>
          <table:table-cell table:formula="of:=[.J19]/[.A19]" office:value-type="float" office:value="2.91387544249258" calcext:value-type="float">
            <text:p>2,91</text:p>
          </table:table-cell>
          <table:table-cell table:formula="of:=[.$K$3]*[.A19]" office:value-type="float" office:value="18.9616504815798" calcext:value-type="float">
            <text:p>18,96</text:p>
          </table:table-cell>
          <table:table-cell table:style-name="ce15" table:formula="of:=(1-([.J19]/[.L19]))*100" office:value-type="float" office:value="-7.57042546092039" calcext:value-type="float">
            <text:p>-7,6</text:p>
          </table:table-cell>
          <table:table-cell table:number-columns-repeated="6"/>
        </table:table-row>
        <table:table-row table:style-name="ro1">
          <table:table-cell table:style-name="ce2" office:value-type="float" office:value="7.5" calcext:value-type="float">
            <text:p>7,50</text:p>
          </table:table-cell>
          <table:table-cell table:style-name="ce6"/>
          <table:table-cell table:style-name="ce12" table:formula="of:=1/((([.B20]*2*PI())^2)*[.$B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D20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20]*2*PI())^2)*[.$F$2]*10^(-9))" office:value-type="string" office:string-value="" calcext:value-type="error">
            <text:p>#DIV/0!</text:p>
          </table:table-cell>
          <table:table-cell table:style-name="ce6" office:value-type="float" office:value="156" calcext:value-type="float">
            <text:p>156</text:p>
          </table:table-cell>
          <table:table-cell table:style-name="ce12" table:formula="of:=1/((([.H20]*2*PI())^2)*[.$H$2]*10^(-9))" office:value-type="float" office:value="23.6558408704131" calcext:value-type="float">
            <text:p>23,66</text:p>
          </table:table-cell>
          <table:table-cell table:style-name="ce14" table:formula="of:=AVERAGEIF([.C20]~[.E20]~[.G20]~[.I20];&quot;&lt;100&quot;)" office:value-type="float" office:value="23.6558408704131" calcext:value-type="float">
            <text:p>23,66</text:p>
          </table:table-cell>
          <table:table-cell table:formula="of:=[.J20]/[.A20]" office:value-type="float" office:value="3.15411211605508" calcext:value-type="float">
            <text:p>3,15</text:p>
          </table:table-cell>
          <table:table-cell table:formula="of:=[.$K$3]*[.A20]" office:value-type="float" office:value="20.3160540874069" calcext:value-type="float">
            <text:p>20,32</text:p>
          </table:table-cell>
          <table:table-cell table:style-name="ce15" table:formula="of:=(1-([.J20]/[.L20]))*100" office:value-type="float" office:value="-16.4391508736748" calcext:value-type="float">
            <text:p>-16,4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,00</text:p>
          </table:table-cell>
          <table:table-cell table:style-name="ce7"/>
          <table:table-cell table:style-name="ce12" table:formula="of:=1/((([.B21]*2*PI())^2)*[.$B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D21]*2*PI())^2)*[.$D$2]*10^(-9))" office:value-type="string" office:string-value="" calcext:value-type="error">
            <text:p>#DIV/0!</text:p>
          </table:table-cell>
          <table:table-cell table:style-name="ce6"/>
          <table:table-cell table:style-name="ce12" table:formula="of:=1/((([.F21]*2*PI())^2)*[.$F$2]*10^(-9))" office:value-type="string" office:string-value="" calcext:value-type="error">
            <text:p>#DIV/0!</text:p>
          </table:table-cell>
          <table:table-cell table:style-name="ce6" office:value-type="float" office:value="150" calcext:value-type="float">
            <text:p>150</text:p>
          </table:table-cell>
          <table:table-cell table:style-name="ce12" table:formula="of:=1/((([.H21]*2*PI())^2)*[.$H$2]*10^(-9))" office:value-type="float" office:value="25.5861574854388" calcext:value-type="float">
            <text:p>25,59</text:p>
          </table:table-cell>
          <table:table-cell table:style-name="ce14" table:formula="of:=AVERAGEIF([.C21]~[.E21]~[.G21]~[.I21];&quot;&lt;100&quot;)" office:value-type="float" office:value="25.5861574854388" calcext:value-type="float">
            <text:p>25,59</text:p>
          </table:table-cell>
          <table:table-cell table:formula="of:=[.J21]/[.A21]" office:value-type="float" office:value="3.19826968567985" calcext:value-type="float">
            <text:p>3,20</text:p>
          </table:table-cell>
          <table:table-cell table:formula="of:=[.$K$3]*[.A21]" office:value-type="float" office:value="21.6704576932341" calcext:value-type="float">
            <text:p>21,67</text:p>
          </table:table-cell>
          <table:table-cell table:style-name="ce15" table:formula="of:=(1-([.J21]/[.L21]))*100" office:value-type="float" office:value="-18.0692989859062" calcext:value-type="float">
            <text:p>-18,1</text:p>
          </table:table-cell>
          <table:table-cell table:number-columns-repeated="6"/>
        </table:table-row>
        <table:table-row table:style-name="ro1" table:number-rows-repeated="15"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11"/>
          <table:table-cell table:style-name="Default"/>
          <table:table-cell table:number-columns-repeated="7"/>
        </table:table-row>
        <table:table-row table:style-name="ro1">
          <table:table-cell table:style-name="ce3" table:formula="of:=1/6" office:value-type="float" office:value="0.166666666666667" calcext:value-type="float">
            <text:p>0,17</text:p>
          </table:table-cell>
          <table:table-cell table:style-name="ce8" office:value-type="string" calcext:value-type="string">
            <text:p>1/6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style-name="ce4" table:formula="of:=2/6" office:value-type="float" office:value="0.333333333333333" calcext:value-type="float">
            <text:p>0,33</text:p>
          </table:table-cell>
          <table:table-cell table:style-name="ce9" office:value-type="string" calcext:value-type="string">
            <text:p>2/6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style-name="ce4" table:formula="of:=3/6" office:value-type="float" office:value="0.5" calcext:value-type="float">
            <text:p>0,50</text:p>
          </table:table-cell>
          <table:table-cell table:style-name="ce9" office:value-type="string" calcext:value-type="string">
            <text:p>3/6</text:p>
          </table:table-cell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table:formula="of:=4/6" office:value-type="float" office:value="0.666666666666667" calcext:value-type="float">
            <text:p>0,67</text:p>
          </table:table-cell>
          <table:table-cell table:style-name="ce9" office:value-type="string" calcext:value-type="string">
            <text:p>4/6</text:p>
          </table:table-cell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table:formula="of:=5/6" office:value-type="float" office:value="0.833333333333333" calcext:value-type="float">
            <text:p>0,83</text:p>
          </table:table-cell>
          <table:table-cell table:style-name="ce9" office:value-type="string" calcext:value-type="string">
            <text:p>5/6</text:p>
          </table:table-cell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table:formula="of:=6/6" office:value-type="float" office:value="1" calcext:value-type="float">
            <text:p>1,00</text:p>
          </table:table-cell>
          <table:table-cell table:style-name="ce10" office:value-type="string" calcext:value-type="string">
            <text:p>6/6</text:p>
          </table:table-cell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 table:number-rows-repeated="6"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</table:table-row>
        <table:table-row table:style-name="ro1" table:number-rows-repeated="5"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"/>
        </table:table-row>
        <table:table-row table:style-name="ro1">
          <table:table-cell table:number-columns-repeated="4"/>
          <table:table-cell table:style-name="ce14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9"/>
        </table:table-row>
        <table:table-row table:style-name="ro1">
          <table:table-cell table:number-columns-repeated="7"/>
          <table:table-cell table:style-name="ce14"/>
          <table:table-cell table:style-name="ce1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13"/>
          <table:table-cell/>
          <table:table-cell table:style-name="Default"/>
          <table:table-cell/>
          <table:table-cell table:style-name="ce14"/>
          <table:table-cell table:style-name="ce13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11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14"/>
          <table:table-cell/>
          <table:table-cell table:style-name="ce1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ce14"/>
          <table:table-cell table:number-columns-repeated="12"/>
        </table:table-row>
        <table:table-row table:style-name="ro1" table:number-rows-repeated="4"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9"/>
        </table:table-row>
        <table:table-row table:style-name="ro1" table:number-rows-repeated="5">
          <table:table-cell table:number-columns-repeated="11"/>
          <table:table-cell table:style-name="Default"/>
          <table:table-cell table:number-columns-repeated="7"/>
        </table:table-row>
        <table:table-row table:style-name="ro1">
          <table:table-cell table:number-columns-repeated="11"/>
          <table:table-cell table:style-name="Default"/>
          <table:table-cell table:number-columns-repeated="7"/>
        </table:table-row>
      </table:table>
      <table:table table:name="Stor spole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default-cell-style-name="ce15"/>
        <table:table-column table:style-name="co10" table:default-cell-style-name="ce14"/>
        <table:table-column table:style-name="co11" table:default-cell-style-name="ce17"/>
        <table:table-column table:style-name="co1" table:number-columns-repeated="2" table:default-cell-style-name="Default"/>
        <table:table-column table:style-name="co1" table:number-columns-repeated="3" table:default-cell-style-name="ce14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6" office:value-type="string" calcext:value-type="string">
            <text:p>Sekundærspole</text:p>
          </table:table-cell>
          <table:table-cell table:style-name="ce16"/>
          <table:table-cell/>
          <table:table-cell table:style-name="ce16" office:value-type="string" calcext:value-type="string">
            <text:p>f0 [kHz]</text:p>
          </table:table-cell>
          <table:table-cell table:style-name="ce16" office:value-type="float" office:value="115" calcext:value-type="float">
            <text:p>115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6" office:value-type="string" calcext:value-type="string">
            <text:p>f0 kHz</text:p>
          </table:table-cell>
          <table:table-cell table:style-name="ce16" office:value-type="string" calcext:value-type="string">
            <text:p>Hanske </text:p>
          </table:table-cell>
          <table:table-cell/>
          <table:table-cell table:style-name="ce16" office:value-type="string" calcext:value-type="string">
            <text:p>Kapasitans [nF]</text:p>
          </table:table-cell>
          <table:table-cell table:style-name="ce19" office:value-type="string" calcext:value-type="string">
            <text:p>Induktans [µH]</text:p>
          </table:table-cell>
          <table:table-cell table:style-name="ce20" office:value-type="string" calcext:value-type="string">
            <text:p>Viklinger</text:p>
          </table:table-cell>
          <table:table-cell table:style-name="ce16" office:value-type="string" calcext:value-type="string">
            <text:p>Minutter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(1/((([.D4]*10^(-9))*((2*PI()*([.$E$2]*10^3))^2)))))*10^6" office:value-type="float" office:value="191.533428435421" calcext:value-type="float">
            <text:p>191,5</text:p>
          </table:table-cell>
          <table:table-cell table:formula="of:=[.E4]/[Primærspole.$K$3]" office:value-type="float" office:value="70.7076633624482" calcext:value-type="float">
            <text:p>70,71</text:p>
          </table:table-cell>
          <table:table-cell table:formula="of:=MOD([.F4];1)*60" office:value-type="float" office:value="42.4598017468921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6cm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(1/((([.D5]*10^(-9))*((2*PI()*([.$E$2]*10^3))^2)))))*10^6" office:value-type="float" office:value="95.7667142177106" calcext:value-type="float">
            <text:p>95,8</text:p>
          </table:table-cell>
          <table:table-cell table:formula="of:=[.E5]/[Primærspole.$K$3]" office:value-type="float" office:value="35.3538316812241" calcext:value-type="float">
            <text:p>35,35</text:p>
          </table:table-cell>
          <table:table-cell table:formula="of:=MOD([.F5];1)*60" office:value-type="float" office:value="21.229900873446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8cm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(1/((([.D6]*10^(-9))*((2*PI()*([.$E$2]*10^3))^2)))))*10^6" office:value-type="float" office:value="63.8444761451404" calcext:value-type="float">
            <text:p>63,8</text:p>
          </table:table-cell>
          <table:table-cell table:formula="of:=[.E6]/[Primærspole.$K$3]" office:value-type="float" office:value="23.5692211208161" calcext:value-type="float">
            <text:p>23,57</text:p>
          </table:table-cell>
          <table:table-cell table:formula="of:=MOD([.F6];1)*60" office:value-type="float" office:value="34.1532672489636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cm</text:p>
          </table:table-cell>
          <table:table-cell/>
          <table:table-cell office:value-type="float" office:value="40" calcext:value-type="float">
            <text:p>40</text:p>
          </table:table-cell>
          <table:table-cell table:formula="of:=((1/((([.D7]*10^(-9))*((2*PI()*([.$E$2]*10^3))^2)))))*10^6" office:value-type="float" office:value="47.8833571088553" calcext:value-type="float">
            <text:p>47,9</text:p>
          </table:table-cell>
          <table:table-cell table:formula="of:=[.E7]/[Primærspole.$K$3]" office:value-type="float" office:value="17.6769158406121" calcext:value-type="float">
            <text:p>17,68</text:p>
          </table:table-cell>
          <table:table-cell table:formula="of:=MOD([.F7];1)*60" office:value-type="float" office:value="40.614950436723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((1/((([.D8]*10^(-9))*((2*PI()*([.$E$2]*10^3))^2)))))*10^6" office:value-type="float" office:value="38.3066856870842" calcext:value-type="float">
            <text:p>38,3</text:p>
          </table:table-cell>
          <table:table-cell table:formula="of:=[.E8]/[Primærspole.$K$3]" office:value-type="float" office:value="14.1415326724896" calcext:value-type="float">
            <text:p>14,14</text:p>
          </table:table-cell>
          <table:table-cell table:formula="of:=MOD([.F8];1)*60" office:value-type="float" office:value="8.49196034937823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((1/((([.D9]*10^(-9))*((2*PI()*([.$E$2]*10^3))^2)))))*10^6" office:value-type="float" office:value="31.9222380725702" calcext:value-type="float">
            <text:p>31,9</text:p>
          </table:table-cell>
          <table:table-cell table:formula="of:=[.E9]/[Primærspole.$K$3]" office:value-type="float" office:value="11.784610560408" calcext:value-type="float">
            <text:p>11,78</text:p>
          </table:table-cell>
          <table:table-cell table:formula="of:=MOD([.F9];1)*60" office:value-type="float" office:value="47.0766336244818" calcext:value-type="float">
            <text:p>47</text:p>
          </table:table-cell>
          <table:table-cell table:style-name="ce14"/>
          <table:table-cell table:number-columns-repeated="7"/>
          <table:table-cell table:style-name="ce14"/>
          <table:table-cell table:number-columns-repeated="2"/>
          <table:table-cell table:style-name="ce14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((1/((([.D10]*10^(-9))*((2*PI()*([.$E$2]*10^3))^2)))))*10^6" office:value-type="float" office:value="27.3619183479173" calcext:value-type="float">
            <text:p>27,4</text:p>
          </table:table-cell>
          <table:table-cell table:formula="of:=[.E10]/[Primærspole.$K$3]" office:value-type="float" office:value="10.101094766064" calcext:value-type="float">
            <text:p>10,10</text:p>
          </table:table-cell>
          <table:table-cell table:formula="of:=MOD([.F10];1)*60" office:value-type="float" office:value="6.06568596384168" calcext:value-type="float">
            <text:p>6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((1/((([.D11]*10^(-9))*((2*PI()*([.$E$2]*10^3))^2)))))*10^6" office:value-type="float" office:value="23.9416785544276" calcext:value-type="float">
            <text:p>23,9</text:p>
          </table:table-cell>
          <table:table-cell table:formula="of:=[.E11]/[Primærspole.$K$3]" office:value-type="float" office:value="8.83845792030603" calcext:value-type="float">
            <text:p>8,84</text:p>
          </table:table-cell>
          <table:table-cell table:formula="of:=MOD([.F11];1)*60" office:value-type="float" office:value="50.3074752183615" calcext:value-type="float">
            <text:p>50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((1/((([.D12]*10^(-9))*((2*PI()*([.$E$2]*10^3))^2)))))*10^6" office:value-type="float" office:value="21.2814920483801" calcext:value-type="float">
            <text:p>21,3</text:p>
          </table:table-cell>
          <table:table-cell table:formula="of:=[.E12]/[Primærspole.$K$3]" office:value-type="float" office:value="7.85640704027202" calcext:value-type="float">
            <text:p>7,86</text:p>
          </table:table-cell>
          <table:table-cell table:formula="of:=MOD([.F12];1)*60" office:value-type="float" office:value="51.3844224163212" calcext:value-type="float">
            <text:p>51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((1/((([.D13]*10^(-9))*((2*PI()*([.$E$2]*10^3))^2)))))*10^6" office:value-type="float" office:value="19.1533428435421" calcext:value-type="float">
            <text:p>19,2</text:p>
          </table:table-cell>
          <table:table-cell table:formula="of:=[.E13]/[Primærspole.$K$3]" office:value-type="float" office:value="7.07076633624482" calcext:value-type="float">
            <text:p>7,07</text:p>
          </table:table-cell>
          <table:table-cell table:formula="of:=MOD([.F13];1)*60" office:value-type="float" office:value="4.24598017468911" calcext:value-type="float">
            <text:p>4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((1/((([.D14]*10^(-9))*((2*PI()*([.$E$2]*10^3))^2)))))*10^6" office:value-type="float" office:value="17.4121298577656" calcext:value-type="float">
            <text:p>17,4</text:p>
          </table:table-cell>
          <table:table-cell table:formula="of:=[.E14]/[Primærspole.$K$3]" office:value-type="float" office:value="6.4279693965862" calcext:value-type="float">
            <text:p>6,43</text:p>
          </table:table-cell>
          <table:table-cell table:formula="of:=MOD([.F14];1)*60" office:value-type="float" office:value="25.6781637951719" calcext:value-type="float">
            <text:p>26</text:p>
          </table:table-cell>
          <table:table-cell table:style-name="ce14"/>
          <table:table-cell table:style-name="ce13"/>
          <table:table-cell table:number-columns-repeated="10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formula="of:=((1/((([.D15]*10^(-9))*((2*PI()*([.$E$2]*10^3))^2)))))*10^6" office:value-type="float" office:value="15.9611190362851" calcext:value-type="float">
            <text:p>16,0</text:p>
          </table:table-cell>
          <table:table-cell table:formula="of:=[.E15]/[Primærspole.$K$3]" office:value-type="float" office:value="5.89230528020402" calcext:value-type="float">
            <text:p>5,89</text:p>
          </table:table-cell>
          <table:table-cell table:formula="of:=MOD([.F15];1)*60" office:value-type="float" office:value="53.5383168122409" calcext:value-type="float">
            <text:p>54</text:p>
          </table:table-cell>
          <table:table-cell table:style-name="ce14"/>
          <table:table-cell table:style-name="ce1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((1/((([.D16]*10^(-9))*((2*PI()*([.$E$2]*10^3))^2)))))*10^6" office:value-type="float" office:value="14.7333406488786" calcext:value-type="float">
            <text:p>14,7</text:p>
          </table:table-cell>
          <table:table-cell table:formula="of:=[.E16]/[Primærspole.$K$3]" office:value-type="float" office:value="5.43905102788063" calcext:value-type="float">
            <text:p>5,44</text:p>
          </table:table-cell>
          <table:table-cell table:formula="of:=MOD([.F16];1)*60" office:value-type="float" office:value="26.3430616728379" calcext:value-type="float">
            <text:p>26</text:p>
          </table:table-cell>
          <table:table-cell table:style-name="ce14"/>
          <table:table-cell table:style-name="ce1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((1/((([.D17]*10^(-9))*((2*PI()*([.$E$2]*10^3))^2)))))*10^6" office:value-type="float" office:value="13.6809591739587" calcext:value-type="float">
            <text:p>13,7</text:p>
          </table:table-cell>
          <table:table-cell table:formula="of:=[.E17]/[Primærspole.$K$3]" office:value-type="float" office:value="5.05054738303201" calcext:value-type="float">
            <text:p>5,05</text:p>
          </table:table-cell>
          <table:table-cell table:formula="of:=MOD([.F17];1)*60" office:value-type="float" office:value="3.03284298192084" calcext:value-type="float">
            <text:p>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((1/((([.D18]*10^(-9))*((2*PI()*([.$E$2]*10^3))^2)))))*10^6" office:value-type="float" office:value="12.7688952290281" calcext:value-type="float">
            <text:p>12,8</text:p>
          </table:table-cell>
          <table:table-cell table:formula="of:=[.E18]/[Primærspole.$K$3]" office:value-type="float" office:value="4.71384422416321" calcext:value-type="float">
            <text:p>4,71</text:p>
          </table:table-cell>
          <table:table-cell table:formula="of:=MOD([.F18];1)*60" office:value-type="float" office:value="42.8306534497927" calcext:value-type="float">
            <text:p>43</text:p>
          </table:table-cell>
          <table:table-cell table:number-columns-repeated="8"/>
          <table:table-cell table:style-name="ce14"/>
          <table:table-cell table:number-columns-repeated="2"/>
          <table:table-cell table:style-name="ce1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14"/>
          <table:table-cell table:number-columns-repeated="12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/>
          <table:table-cell table:style-name="ce14"/>
          <table:table-cell/>
          <table:table-cell table:style-name="ce18"/>
          <table:table-cell table:number-columns-repeated="10"/>
        </table:table-row>
        <table:table-row table:style-name="ro1">
          <table:table-cell table:number-columns-repeated="2"/>
          <table:table-cell table:style-name="ce17"/>
          <table:table-cell table:style-name="ce15"/>
          <table:table-cell table:style-name="ce14"/>
          <table:table-cell/>
          <table:table-cell table:style-name="ce14"/>
          <table:table-cell/>
          <table:table-cell table:style-name="ce18"/>
          <table:table-cell table:number-columns-repeated="10"/>
        </table:table-row>
        <table:table-row table:style-name="ro1" table:number-rows-repeated="4">
          <table:table-cell table:number-columns-repeated="3"/>
          <table:table-cell table:style-name="ce18"/>
          <table:table-cell table:style-name="ce14"/>
          <table:table-cell/>
          <table:table-cell table:style-name="ce14"/>
          <table:table-cell/>
          <table:table-cell table:style-name="ce18"/>
          <table:table-cell table:number-columns-repeated="10"/>
        </table:table-row>
        <table:table-row table:style-name="ro1">
          <table:table-cell table:number-columns-repeated="3"/>
          <table:table-cell table:style-name="ce18"/>
          <table:table-cell table:style-name="Default"/>
          <table:table-cell/>
          <table:table-cell table:style-name="ce14"/>
          <table:table-cell table:number-columns-repeated="12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</table:table>
      <table:named-expressions/>
      <table:database-ranges>
        <table:database-range table:name="__Anonymous_Sheet_DB__0" table:target-range-address="Primærspole.A5:Primærspole.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6:38:34.866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7:51:28.55</meta:creation-date>
    <dc:date>2016-06-18T18:34:34.584000000</dc:date>
    <meta:editing-duration>P1DT21H28M59S</meta:editing-duration>
    <meta:editing-cycles>22</meta:editing-cycles>
    <meta:generator>LibreOffice/5.1.0.3$Windows_x86 LibreOffice_project/5e3e00a007d9b3b6efb6797a8b8e57b51ab1f737</meta:generator>
    <meta:document-statistic meta:table-count="2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7cm" xlink:href=".." xlink:type="simple" chart:class="chart:scatter" chart:style-name="ch1">
        <chart:legend chart:legend-position="end" svg:x="13.179cm" svg:y="4.204cm" style:legend-expansion="high" chart:style-name="ch2"/>
        <chart:plot-area chart:style-name="ch3" table:cell-range-address="Primærspole.J5:Primærspole.J21 Primærspole.A4:Primærspole.A21" chart:data-source-has-labels="row" svg:x="0.32cm" svg:y="0.18cm" svg:width="12.539cm" svg:height="8.647cm">
          <chartooo:coordinate-region svg:x="0.756cm" svg:y="0.379cm" svg:width="11.679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imærspole.A4:Primærspole.A21" loext:label-string="induktans" chart:class="chart:scatter">
            <chart:domain table:cell-range-address="Primærspole.J5:Primærspole.J2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ndukta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68530751542893">
                <text:p>6.68530751542893</text:p>
                <draw:g>
                  <svg:desc>Primærspole.J5:Primærspole.J21</svg:desc>
                </draw:g>
              </table:table-cell>
              <table:table-cell office:value-type="float" office:value="NaN">
                <text:p>NaN</text:p>
                <draw:g>
                  <svg:desc>Primærspole.A4:Primærspole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3119803536572">
                <text:p>7.5311980353657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0960782474978">
                <text:p>8.50960782474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45666144717492">
                <text:p>9.4566614471749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735659534787">
                <text:p>11.1735659534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624303672686">
                <text:p>12.662430367268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333463913488">
                <text:p>13.8333463913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178735006616">
                <text:p>14.17873500661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844338185485">
                <text:p>14.684433818548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7273048281454">
                <text:p>14.727304828145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753725650134">
                <text:p>15.375372565013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355316153786">
                <text:p>15.5355316153786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3877659031131">
                <text:p>16.3877659031131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5849865516004">
                <text:p>18.58498655160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3971280974481">
                <text:p>20.39712809744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558408704131">
                <text:p>23.6558408704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5861574854388">
                <text:p>25.586157485438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